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0258ad" officeooo:paragraph-rsid="000258ad"/>
    </style:style>
    <style:style style:name="P2" style:family="paragraph" style:parent-style-name="Preformatted_20_Text">
      <style:text-properties fo:font-size="12pt" style:text-underline-style="solid" style:text-underline-width="auto" style:text-underline-color="font-color" fo:font-weight="bold" officeooo:rsid="000258ad" officeooo:paragraph-rsid="000258ad" style:font-size-asian="12pt" style:font-weight-asian="bold" style:font-size-complex="12pt" style:font-weight-complex="bold"/>
    </style:style>
    <style:style style:name="P3" style:family="paragraph" style:parent-style-name="Preformatted_20_Text">
      <style:text-properties style:text-underline-style="solid" style:text-underline-width="auto" style:text-underline-color="font-color" fo:font-weight="bold" officeooo:rsid="0004a79d" officeooo:paragraph-rsid="0004a79d" style:font-weight-asian="bold" style:font-weight-complex="bold"/>
    </style:style>
    <style:style style:name="P4" style:family="paragraph" style:parent-style-name="Preformatted_20_Text">
      <style:text-properties style:text-underline-style="solid" style:text-underline-width="auto" style:text-underline-color="font-color" fo:font-weight="bold" officeooo:rsid="0004a79d" officeooo:paragraph-rsid="0005b1fd" style:font-weight-asian="bold" style:font-weight-complex="bold"/>
    </style:style>
    <style:style style:name="P5" style:family="paragraph" style:parent-style-name="Preformatted_20_Text">
      <style:text-properties style:text-underline-style="solid" style:text-underline-width="auto" style:text-underline-color="font-color" fo:font-weight="bold" officeooo:rsid="0004a79d" officeooo:paragraph-rsid="0007a7d2" style:font-weight-asian="bold" style:font-weight-complex="bold"/>
    </style:style>
    <style:style style:name="P6" style:family="paragraph" style:parent-style-name="Preformatted_20_Text">
      <style:text-properties style:text-underline-style="solid" style:text-underline-width="auto" style:text-underline-color="font-color" fo:font-weight="bold" officeooo:rsid="0007a7d2" officeooo:paragraph-rsid="0007a7d2" style:font-weight-asian="bold" style:font-weight-complex="bold"/>
    </style:style>
    <style:style style:name="P7" style:family="paragraph" style:parent-style-name="Preformatted_20_Text">
      <style:paragraph-properties fo:margin-top="0in" fo:margin-bottom="0.1965in" style:contextual-spacing="false"/>
    </style:style>
    <style:style style:name="P8" style:family="paragraph" style:parent-style-name="Preformatted_20_Text">
      <style:paragraph-properties fo:margin-top="0in" fo:margin-bottom="0.1965in" style:contextual-spacing="false"/>
      <style:text-properties officeooo:paragraph-rsid="0007a7d2"/>
    </style:style>
    <style:style style:name="P9" style:family="paragraph" style:parent-style-name="Preformatted_20_Text">
      <style:paragraph-properties fo:margin-top="0in" fo:margin-bottom="0.1965in" style:contextual-spacing="false"/>
      <style:text-properties style:text-underline-style="solid" style:text-underline-width="auto" style:text-underline-color="font-color" fo:font-weight="bold" officeooo:rsid="0007a7d2" officeooo:paragraph-rsid="0007a7d2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04a79d" officeooo:paragraph-rsid="0004a79d" style:font-weight-asian="bold" style:font-weight-complex="bold"/>
    </style:style>
    <style:style style:name="P11" style:family="paragraph" style:parent-style-name="Preformatted_20_Text">
      <style:paragraph-properties fo:margin-top="0in" fo:margin-bottom="0.1965in" style:contextual-spacing="false"/>
    </style:style>
    <style:style style:name="P12" style:family="paragraph" style:parent-style-name="Preformatted_20_Text">
      <style:paragraph-properties fo:margin-top="0in" fo:margin-bottom="0.1965in" style:contextual-spacing="false"/>
      <style:text-properties style:text-underline-style="none" fo:font-weight="normal" officeooo:rsid="0007a7d2" officeooo:paragraph-rsid="0007a7d2" style:font-weight-asian="normal" style:font-weight-complex="normal"/>
    </style:style>
    <style:style style:name="P13" style:family="paragraph" style:parent-style-name="Preformatted_20_Text">
      <style:paragraph-properties fo:margin-top="0in" fo:margin-bottom="0.1965in" style:contextual-spacing="false"/>
      <style:text-properties style:text-underline-style="solid" style:text-underline-width="auto" style:text-underline-color="font-color" fo:font-weight="bold" officeooo:rsid="000a6e48" officeooo:paragraph-rsid="000a6e48" style:font-weight-asian="bold" style:font-weight-complex="bold"/>
    </style:style>
    <style:style style:name="T1" style:family="text">
      <style:text-properties officeooo:rsid="000258ad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05b1fd" style:font-weight-asian="normal" style:font-weight-complex="normal"/>
    </style:style>
    <style:style style:name="T5" style:family="text">
      <style:text-properties style:text-underline-style="none" fo:font-weight="normal" officeooo:rsid="0007a7d2" style:font-weight-asian="normal" style:font-weight-complex="normal"/>
    </style:style>
    <style:style style:name="T6" style:family="text">
      <style:text-properties officeooo:rsid="0005b1fd"/>
    </style:style>
    <style:style style:name="T7" style:family="text">
      <style:text-properties officeooo:rsid="0007a7d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Upgrading python code</text:p>
      <text:p text:style-name="Preformatted_20_Text"/>
      <text:p text:style-name="Preformatted_20_Text"><text:span text:style-name="Source_20_Text"><text:span text:style-name="T1">1.v</text:span></text:span><text:span text:style-name="Source_20_Text">irtualenv -p /usr/bin/python3 yourenv</text:span></text:p>
      <text:p text:style-name="Preformatted_20_Text"><text:span text:style-name="Source_20_Text"><text:span text:style-name="T1">2.</text:span></text:span><text:span text:style-name="Source_20_Text">source yourenv/bin/activate</text:span></text:p>
      <text:p text:style-name="P7"><text:span text:style-name="Source_20_Text"><text:span text:style-name="T1">3.</text:span></text:span><text:span text:style-name="Source_20_Text">pip install package-name</text:span></text:p>
      <text:p text:style-name="P10">choosing which python version to use as default</text:p>
      <text:p text:style-name="P10"/>
      <text:p text:style-name="P3"><text:span text:style-name="Source_20_Text"><text:span text:style-name="T3">1. alias python=python3</text:span></text:span></text:p>
      <text:p text:style-name="P3"><text:span text:style-name="Source_20_Text"><text:span text:style-name="T3">2. alias python='/usr/bin/python3'</text:span></text:span></text:p>
      <text:p text:style-name="P3"/>
      <text:p text:style-name="P4"><text:span text:style-name="Source_20_Text"><text:span text:style-name="T6">Installing sqlite</text:span></text:span></text:p>
      <text:p text:style-name="P4"/>
      <text:p text:style-name="P4"><text:span text:style-name="Source_20_Text"><text:span text:style-name="T4">1. </text:span></text:span><text:span text:style-name="Source_20_Text"><text:span text:style-name="T3">brew update; brew install sqlite</text:span></text:span></text:p>
      <text:p text:style-name="P4"><text:span text:style-name="Source_20_Text"><text:span text:style-name="T4">2. </text:span></text:span><text:span text:style-name="Source_20_Text"><text:span text:style-name="T3">sudo apt-get install libsqlite3-dev</text:span></text:span></text:p>
      <text:p text:style-name="P4"><text:span text:style-name="Source_20_Text"><text:span text:style-name="T4">3. </text:span></text:span><text:span text:style-name="Source_20_Text"><text:span text:style-name="T3">pip install sqlite3 # or pysqlite2</text:span></text:span></text:p>
      <text:p text:style-name="P4"><text:span text:style-name="Source_20_Text"><text:span text:style-name="T4">4. </text:span></text:span><text:span text:style-name="Source_20_Text"><text:span text:style-name="T3">sudo apt-get install libsqlite3-dev libsqlite</text:span></text:span><text:span text:style-name="Source_20_Text">3</text:span></text:p>
      <text:p text:style-name="Text_20_body"><text:s text:c="6"/>Then, re-install python</text:p>
      <text:p text:style-name="Text_20_body"><text:s text:c="6"/>test by entering</text:p>
      <text:p text:style-name="Preformatted_20_Text"><text:span text:style-name="Source_20_Text"><text:s text:c="3"/>python</text:span></text:p>
      <text:p text:style-name="P7"><text:span text:style-name="Source_20_Text"><text:s text:c="3"/>&gt;&gt;&gt; import sqlite3</text:span></text:p>
      <text:p text:style-name="P6">Checking your path</text:p>
      <text:p text:style-name="P4"/>
      <text:p text:style-name="P5"><text:span text:style-name="Source_20_Text"><text:span text:style-name="T5">1. </text:span></text:span><text:span text:style-name="Source_20_Text"><text:span text:style-name="T3">import sys</text:span></text:span></text:p>
      <text:p text:style-name="P7"><text:span text:style-name="Source_20_Text"><text:span text:style-name="T7">2. </text:span></text:span><text:span text:style-name="Source_20_Text">print sys.path</text:span></text:p>
      <text:p text:style-name="P8"><text:span text:style-name="T7">Dealing with </text:span><text:a xlink:type="simple" xlink:href="http://stackoverflow.com/questions/24057015/manage-py-importerror-no-module-named-django">ImportError: No module named django</text:a></text:p>
      <text:p text:style-name="P9">Changing the port</text:p>
      <text:p text:style-name="P12">$ python manage.py runserver 0.0.0.0:8000</text:p>
      <text:p text:style-name="P13">checking if django is installed</text:p>
      <text:p text:style-name="P13"><text:span text:style-name="Source_20_Text">import django</text:span></text:p>
      <text:p text:style-name="P7"><text:span text:style-name="Source_20_Text">django.VERSION</text:span></text:p>
      <text:p text:style-name="P13"><text:span text:style-name="Source_20_Text"><text:span text:style-name="T3">python -c "import django; print(django.get_version())"</text:span></text:span></text:p>
      <text:p text:style-name="P13"><text:span text:style-name="Source_20_Text"><text:span text:style-name="T3">django-admin.py version</text:span></text:span></text:p>
      <text:p text:style-name="P13"/>
      <text:p text:style-name="P9"/>
      <text:p text:style-name="P5"><text:span text:style-name="Source_20_Text"/></text:p>
      <text:p text:style-name="P3"><text:span text:style-name="Source_20_Text"><text:span text:style-name="T3"/>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7:57:26.953314753</meta:creation-date>
    <dc:date>2015-10-23T22:42:38.323631050</dc:date>
    <meta:editing-duration>PT14H12M44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1" meta:paragraph-count="27" meta:word-count="101" meta:character-count="766" meta:non-whitespace-character-count="674"/>
  </office:meta>
</office:document-meta>
</file>